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Stat</text:p>
          </table:table-cell>
          <table:table-cell table:style-name="ce5" office:value-type="string" calcext:value-type="string">
            <text:p>Raw</text:p>
          </table:table-cell>
          <table:table-cell table:style-name="ce1" office:value-type="string" calcext:value-type="string">
            <text:p>Enh</text:p>
          </table:table-cell>
          <table:table-cell table:style-name="ce1" table:number-columns-repeated="12"/>
          <table:table-cell table:style-name="ce7"/>
          <table:table-cell table:style-name="ce1" table:number-columns-repeated="1008"/>
        </table:table-row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555" calcext:value-type="float">
            <text:p>555</text:p>
          </table:table-cell>
          <table:table-cell table:style-name="ce1" table:formula="of:=[.B2]" office:value-type="float" office:value="555" calcext:value-type="float">
            <text:p>555</text:p>
          </table:table-cell>
          <table:table-cell/>
          <table:table-cell table:style-name="ce1" table:formula="of:=[.N9]" office:value-type="string" office:string-value="EH-Bal" calcext:value-type="string">
            <text:p>EH-Bal</text:p>
          </table:table-cell>
          <table:table-cell table:style-name="ce1" table:formula="of:=[.O9]" office:value-type="float" office:value="51753.75" calcext:value-type="float">
            <text:p>51753.75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550" calcext:value-type="float">
            <text:p>5550</text:p>
          </table:table-cell>
          <table:table-cell office:value-type="string" calcext:value-type="string">
            <text:p>hp/min:</text:p>
          </table:table-cell>
          <table:table-cell table:formula="of:=[.M2]*(1+[.L15])/100" office:value-type="float" office:value="129.87" calcext:value-type="float">
            <text:p>129.87</text:p>
          </table:table-cell>
          <table:table-cell table:style-name="ce7" table:formula="of:=1%*(1+[.L15])" office:value-type="percentage" office:value="0.0234" calcext:value-type="percentage">
            <text:p>2.34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285" calcext:value-type="float">
            <text:p>285</text:p>
          </table:table-cell>
          <table:table-cell table:style-name="ce1" table:formula="of:=[.B3]" office:value-type="float" office:value="285" calcext:value-type="float">
            <text:p>285</text:p>
          </table:table-cell>
          <table:table-cell/>
          <table:table-cell table:style-name="ce1" table:formula="of:=[.N10]" office:value-type="string" office:string-value="Resil" calcext:value-type="string">
            <text:p>Resil</text:p>
          </table:table-cell>
          <table:table-cell table:style-name="ce7" table:formula="of:=[.O10]" office:value-type="percentage" office:value="6.46" calcext:value-type="percentage">
            <text:p>646.00%</text:p>
          </table:table-cell>
          <table:table-cell table:style-name="ce1"/>
          <table:table-cell/>
          <table:table-cell table:style-name="ce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M3]*(2%+[.D4]/10000)" office:value-type="float" office:value="0" calcext:value-type="float">
            <text:p>0</text:p>
          </table:table-cell>
          <table:table-cell table:style-name="ce7" table:formula="of:=2%+[.C7]/10000" office:value-type="percentage" office:value="0.0505" calcext:value-type="percentage">
            <text:p>5.0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211" calcext:value-type="float">
            <text:p>211</text:p>
          </table:table-cell>
          <table:table-cell table:style-name="ce1" table:formula="of:=[.B4]*(1+[.R15])" office:value-type="float" office:value="675.2" calcext:value-type="float">
            <text:p>675.2</text:p>
          </table:table-cell>
          <table:table-cell/>
          <table:table-cell table:style-name="ce1" table:formula="of:=[.N11]" office:value-type="string" office:string-value="Speed" calcext:value-type="string">
            <text:p>Speed</text:p>
          </table:table-cell>
          <table:table-cell table:style-name="ce7" table:formula="of:=[.O11]" office:value-type="percentage" office:value="5.54" calcext:value-type="percentage">
            <text:p>554.00%</text:p>
          </table:table-cell>
          <table:table-cell table:style-name="ce1"/>
          <table:table-cell/>
          <table:table-cell table:style-name="ce1"/>
          <table:table-cell table:number-columns-repeated="4"/>
          <table:table-cell office:value-type="string" calcext:value-type="string">
            <text:p>w/Med:</text:p>
          </table:table-cell>
          <table:table-cell table:formula="of:=[.O3]*(4+[.B27]*3%)" office:value-type="float" office:value="0" calcext:value-type="float">
            <text:p>0</text:p>
          </table:table-cell>
          <table:table-cell table:style-name="ce7" table:formula="of:=([.P3]-1%)*(4+[.B27]*3%)+1%" office:value-type="percentage" office:value="0.21331" calcext:value-type="percentage">
            <text:p>21.33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ex</text:p>
          </table:table-cell>
          <table:table-cell table:style-name="ce2" office:value-type="float" office:value="350" calcext:value-type="float">
            <text:p>350</text:p>
          </table:table-cell>
          <table:table-cell table:style-name="ce1" table:formula="of:=[.B5]*(1+[.U15])" office:value-type="float" office:value="987" calcext:value-type="float">
            <text:p>987</text:p>
          </table:table-cell>
          <table:table-cell/>
          <table:table-cell table:style-name="ce1" table:formula="of:=[.N12]" office:value-type="string" office:string-value="Reflex" calcext:value-type="string">
            <text:p>Reflex</text:p>
          </table:table-cell>
          <table:table-cell table:style-name="ce7" table:formula="of:=[.O12]" office:value-type="percentage" office:value="1.52" calcext:value-type="percentage">
            <text:p>152.0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Int</text:p>
          </table:table-cell>
          <table:table-cell table:style-name="ce2" office:value-type="float" office:value="500" calcext:value-type="float">
            <text:p>500</text:p>
          </table:table-cell>
          <table:table-cell table:style-name="ce1" table:formula="of:=[.B6]" office:value-type="float" office:value="500" calcext:value-type="float">
            <text:p>500</text:p>
          </table:table-cell>
          <table:table-cell/>
          <table:table-cell table:style-name="ce1" table:formula="of:=[.M16]" office:value-type="string" office:string-value="Damage" calcext:value-type="string">
            <text:p>Damage</text:p>
          </table:table-cell>
          <table:table-cell table:style-name="ce7" table:formula="of:=[.O15]" office:value-type="percentage" office:value="6.02" calcext:value-type="percentage">
            <text:p>602.00%</text:p>
          </table:table-cell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 office:value-type="string" calcext:value-type="string">
            <text:p>Wis</text:p>
          </table:table-cell>
          <table:table-cell table:style-name="ce2" office:value-type="float" office:value="305" calcext:value-type="float">
            <text:p>305</text:p>
          </table:table-cell>
          <table:table-cell table:style-name="ce1" table:formula="of:=[.B7]" office:value-type="float" office:value="305" calcext:value-type="float">
            <text:p>305</text:p>
          </table:table-cell>
          <table:table-cell table:number-columns-repeated="3"/>
          <table:table-cell table:style-name="ce1"/>
          <table:table-cell/>
          <table:table-cell table:style-name="ce1"/>
          <table:table-cell table:number-columns-repeated="6"/>
          <table:table-cell table:style-name="ce7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2]/(1/(1+[.$I$15]))" office:value-type="float" office:value="41403" calcext:value-type="float">
            <text:p>41403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9]+[.M10])/2" office:value-type="float" office:value="51753.75" calcext:value-type="float">
            <text:p>51753.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2]/(1/(1+[.$I$15]))/(1/(1+[.AA15]))" office:value-type="float" office:value="62104.5" calcext:value-type="float">
            <text:p>62104.5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5]" office:value-type="percentage" office:value="6.46" calcext:value-type="percentage">
            <text:p>646.0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hen</text:p>
          </table:table-cell>
          <table:table-cell table:style-name="ce3" office:value-type="percentage" office:value="0" calcext:value-type="percentage">
            <text:p>0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X15]" office:value-type="percentage" office:value="5.54" calcext:value-type="percentage">
            <text:p>554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office:value-type="string" calcext:value-type="string">
            <text:p>Reflex</text:p>
          </table:table-cell>
          <table:table-cell table:style-name="ce7" table:formula="of:=[.AD15]" office:value-type="percentage" office:value="1.52" calcext:value-type="percentage">
            <text:p>152.00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8:.I56])" office:value-type="percentage" office:value="6.46" calcext:value-type="percentage">
            <text:p>646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8:.L56])" office:value-type="percentage" office:value="1.34" calcext:value-type="percentage">
            <text:p>134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8:.O56])" office:value-type="percentage" office:value="6.02" calcext:value-type="percentage">
            <text:p>602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8:.R56])" office:value-type="percentage" office:value="2.2" calcext:value-type="percentage">
            <text:p>220.00%</text:p>
          </table:table-cell>
          <table:table-cell table:style-name="ce7"/>
          <table:table-cell office:value-type="string" calcext:value-type="string">
            <text:p>Total:</text:p>
          </table:table-cell>
          <table:table-cell table:style-name="ce7" table:formula="of:=SUM([.U18:.U56])" office:value-type="percentage" office:value="1.82" calcext:value-type="percentage">
            <text:p>182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8:.X56])" office:value-type="percentage" office:value="5.54" calcext:value-type="percentage">
            <text:p>554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A18:.AA56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AD18:.AD56])" office:value-type="percentage" office:value="1.52" calcext:value-type="percentage">
            <text:p>152.00%</text:p>
          </table:table-cell>
          <table:table-cell table:number-columns-repeated="994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Ash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Dexterity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2"/>
          <table:table-cell table:style-name="ce1" office:value-type="string" calcext:value-type="string">
            <text:p>Reflexes</text:p>
          </table:table-cell>
          <table:table-cell table:style-name="ce1" table:number-columns-repeated="996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8]=1;[.$B$9];0%)+IF([.E18]=1;[.$B$11];0%)+IF([.D18]=1;[.$B$10];0%)" office:value-type="percentage" office:value="4" calcext:value-type="percentage">
            <text:p>40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8]+[.Q18]*[.$B18])*[.$F18]" office:value-type="percentage" office:value="2.2" calcext:value-type="percentage">
            <text:p>220.00%</text:p>
          </table:table-cell>
          <table:table-cell table:style-name="ce3" table:number-columns-repeated="3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18]+[.W18]*[.$B18])*[.$F18]" office:value-type="percentage" office:value="2.2" calcext:value-type="percentage">
            <text:p>22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9]+[.K19]*[.$B19])*[.$F19]" office:value-type="percentage" office:value="1.34" calcext:value-type="percentage">
            <text:p>134.00%</text:p>
          </table:table-cell>
          <table:table-cell table:number-columns-repeated="12"/>
          <table:table-cell table:style-name="ce3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3" table:formula="of:=([.Y19]+[.Z19]*[.$B19])*[.$F19]" office:value-type="percentage" office:value="0.5" calcext:value-type="percentage">
            <text:p>50.00%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0]=1;[.$B$9];0%)+IF([.E20]=1;[.$B$11];0%)+IF([.D20]=1;[.$B$10];0%)" office:value-type="percentage" office:value="4" calcext:value-type="percentage">
            <text:p>40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0]+[.N20]*[.$B20])*[.$F20]" office:value-type="percentage" office:value="3.8" calcext:value-type="percentage">
            <text:p>380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Embe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2]=1;[.$B$9];0%)+IF([.E22]=1;[.$B$11];0%)+IF([.D22]=1;[.$B$10];0%)" office:value-type="percentage" office:value="4" calcext:value-type="percentage">
            <text:p>40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2]+[.H22]*[.$B22])*[.$F22]" office:value-type="percentage" office:value="1.82" calcext:value-type="percentage">
            <text:p>182.00%</text:p>
          </table:table-cell>
          <table:table-cell table:number-columns-repeated="6"/>
          <table:table-cell table:number-columns-repeated="2" table:style-name="ce3" office:value-type="percentage" office:value="0" calcext:value-type="percentage">
            <text:p>0.00%</text:p>
          </table:table-cell>
          <table:table-cell table:style-name="ce3" table:formula="of:=([.P22]+[.Q22]*[.$B22])*[.$F22]" office:value-type="percentage" office:value="0" calcext:value-type="percentage">
            <text:p>0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22]+[.T22]*[.$B22])*[.$F22]" office:value-type="percentage" office:value="1.82" calcext:value-type="percentage">
            <text:p>182.00%</text:p>
          </table:table-cell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2]+[.W22]*[.$B22])*[.$F22]" office:value-type="percentage" office:value="1.82" calcext:value-type="percentage">
            <text:p>182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hroud of Ash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3]=1;[.$B$9];0%)+IF([.E23]=1;[.$B$11];0%)+IF([.D23]=1;[.$B$10];0%)" office:value-type="percentage" office:value="4" calcext:value-type="percentage">
            <text:p>400.00%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23]+[.H23]*[.$B23])*[.$F23]" office:value-type="percentage" office:value="2.44" calcext:value-type="percentage">
            <text:p>244.00%</text:p>
          </table:table-cell>
          <table:table-cell table:number-columns-repeated="6"/>
          <table:table-cell table:style-name="ce3" table:number-columns-repeated="9"/>
          <table:table-cell table:number-columns-repeated="1000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24]=1;[.$B$9];0%)+IF([.E24]=1;[.$B$11];0%)+IF([.D24]=1;[.$B$10];0%)" office:value-type="percentage" office:value="4" calcext:value-type="percentage">
            <text:p>400.00%</text:p>
          </table:table-cell>
          <table:table-cell table:style-name="ce3" table:number-columns-repeated="3"/>
          <table:table-cell table:number-columns-repeated="6"/>
          <table:table-cell table:style-name="ce3" table:number-columns-repeated="6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V24]+[.W24]*[.$B24])*[.$F24]" office:value-type="percentage" office:value="1.52" calcext:value-type="percentage">
            <text:p>152.00%</text:p>
          </table:table-cell>
          <table:table-cell table:number-columns-repeated="3"/>
          <table:table-cell table:style-name="ce3" office:value-type="percentage" office:value="0.3" calcext:value-type="percentage">
            <text:p>3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AB24]+[.AC24]*[.$B24])*[.$F24]" office:value-type="percentage" office:value="1.52" calcext:value-type="percentage">
            <text:p>152.00%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25]=1;[.$B$9];0%)+IF([.E25]=1;[.$B$11];0%)+IF([.D25]=1;[.$B$10];0%)" office:value-type="percentage" office:value="4" calcext:value-type="percentage">
            <text:p>400.00%</text:p>
          </table:table-cell>
          <table:table-cell table:style-name="ce3" table:number-columns-repeated="3"/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25]+[.N25]*[.$B25])*[.$F25]" office:value-type="percentage" office:value="2.22" calcext:value-type="percentage">
            <text:p>222.00%</text:p>
          </table:table-cell>
          <table:table-cell table:style-name="ce3" table:number-columns-repeated="9"/>
          <table:table-cell table:number-columns-repeated="3"/>
          <table:table-cell table:style-name="ce3" table:number-columns-repeated="3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3:31:41.3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5T13:38:24.513000000</dc:date>
    <meta:generator>LibreOffice/7.0.5.2$Windows_X86_64 LibreOffice_project/64390860c6cd0aca4beafafcfd84613dd9dfb63a</meta:generator>
    <meta:editing-duration>PT1H59M56S</meta:editing-duration>
    <meta:editing-cycles>18</meta:editing-cycles>
    <meta:document-statistic meta:table-count="1" meta:cell-count="190" meta:object-count="0"/>
    <meta:user-defined meta:name="AppVersion">16.0300</meta:user-defined>
  </office:meta>
</office:document-meta>
</file>